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4.614cm"/>
    </style:style>
    <style:style style:name="Tableau1.B" style:family="table-column">
      <style:table-column-properties style:column-width="4.008cm"/>
    </style:style>
    <style:style style:name="Tableau1.C" style:family="table-column">
      <style:table-column-properties style:column-width="0.607cm"/>
    </style:style>
    <style:style style:name="Tableau1.D" style:family="table-column">
      <style:table-column-properties style:column-width="2.473cm"/>
    </style:style>
    <style:style style:name="Tableau1.E" style:family="table-column">
      <style:table-column-properties style:column-width="2.141cm"/>
    </style:style>
    <style:style style:name="Tableau1.F" style:family="table-column">
      <style:table-column-properties style:column-width="1.236cm"/>
    </style:style>
    <style:style style:name="Tableau1.G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1" style:family="table-row">
      <style:table-row-properties style:min-row-height="0.002cm"/>
    </style:style>
    <style:style style:name="Tableau1.42" style:family="table-row">
      <style:table-row-properties style:min-row-height="0.002cm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45" style:family="table-row">
      <style:table-row-properties style:min-row-height="0.002cm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56" style:family="table-row">
      <style:table-row-properties style:min-row-height="0.002cm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63" style:family="table-row">
      <style:table-row-properties style:min-row-height="0.002cm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style:min-row-height="0.002cm"/>
    </style:style>
    <style:style style:name="Tableau1.65" style:family="table-row">
      <style:table-row-properties style:min-row-height="0.002cm"/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2" style:family="paragraph" style:parent-style-name="Text_20_body">
      <style:text-properties officeooo:paragraph-rsid="003f0ab1"/>
    </style:style>
    <style:style style:name="P33" style:family="paragraph" style:parent-style-name="Text_20_body">
      <style:paragraph-properties fo:text-align="center" style:justify-single-word="false"/>
      <style:text-properties officeooo:paragraph-rsid="003f0ab1"/>
    </style:style>
    <style:style style:name="P34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6f640a" style:font-size-asian="14pt" style:font-size-complex="14pt"/>
    </style:style>
    <style:style style:name="P41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4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0ce542" style:font-size-asian="11pt" style:font-size-complex="11pt"/>
    </style:style>
    <style:style style:name="P4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61b04b"/>
    </style:style>
    <style:style style:name="T8" style:family="text">
      <style:text-properties officeooo:rsid="0061f799"/>
    </style:style>
    <style:style style:name="T9" style:family="text">
      <style:text-properties officeooo:rsid="006228e9"/>
    </style:style>
    <style:style style:name="T10" style:family="text">
      <style:text-properties officeooo:rsid="0063e41b"/>
    </style:style>
    <style:style style:name="T11" style:family="text">
      <style:text-properties officeooo:rsid="0065e60e"/>
    </style:style>
    <style:style style:name="T12" style:family="text">
      <style:text-properties officeooo:rsid="007062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[#setting datetime_format="dd/MM/yyyy"]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table:number-columns-spanned="2" office:value-type="string">
            <text:p text:style-name="P26"><draw:frame draw:style-name="fr1" draw:name="illustration" text:anchor-type="as-char" svg:width="7.594cm" svg:height="8.137cm" draw:z-index="0"><draw:image xlink:href="Pictures/100000000000001C0000001EA53FACCB.png" xlink:type="simple" xlink:show="embed" xlink:actuate="onLoad" draw:mime-type="image/png"/></draw:frame></text:p>
          </table:table-cell>
          <table:covered-table-cell/>
          <table:table-cell table:style-name="Tableau1.C1" table:number-columns-spanned="2" office:value-type="string">
            <text:p text:style-name="P25">CODE FICHE</text:p>
          </table:table-cell>
          <table:covered-table-cell/>
          <table:table-cell table:style-name="Tableau1.C1" table:number-columns-spanned="2" office:value-type="string">
            <text:p text:style-name="P1"><text:text-input text:description="">${operation.code!""}</text:text-input></text:p>
          </table:table-cell>
          <table:covered-table-cell/>
          <table:table-cell table:style-name="Tableau1.G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table:number-columns-spanned="2" office:value-type="string">
            <text:p text:style-name="P27">C<text:span text:style-name="T1">ommun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${communes}</text:text-input></text:p>
          </table:table-cell>
          <table:covered-table-cell/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table:number-columns-spanned="2" office:value-type="string">
            <text:p text:style-name="P28">Nom de l’opération</text:p>
          </table:table-cell>
          <table:covered-table-cell/>
          <table:table-cell table:style-name="Tableau1.E2" table:number-columns-spanned="3" office:value-type="string">
            <text:p text:style-name="P2"><text:text-input text:description="">${operation.nom!""}</text:text-input></text:p>
          </table:table-cell>
          <table:covered-table-cell/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table:number-columns-spanned="2" office:value-type="string">
            <text:p text:style-name="P27">É<text:span text:style-name="T1">chéancier</text:span></text:p>
          </table:table-cell>
          <table:covered-table-cell/>
          <table:table-cell table:style-name="Tableau1.E2" table:number-columns-spanned="3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table:number-columns-spanned="2" office:value-type="string">
            <text:p text:style-name="P30">C<text:span text:style-name="T1">onso</text:span><text:span text:style-name="T10">m-</text:span></text:p>
            <text:p text:style-name="P30"><text:span text:style-name="T10">mation</text:span><text:span text:style-name="T1"> d’espac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[#if consommationEspace??]${consommationEspace.libelle}[/#if]</text:text-input></text:p>
          </table:table-cell>
          <table:covered-table-cell/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table:number-columns-spanned="2" office:value-type="string">
            <text:p text:style-name="P27">É<text:span text:style-name="T1">tap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${etape.libelle!""}</text:text-input></text:p>
          </table:table-cell>
          <table:covered-table-cell/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table:number-columns-spanned="2" office:value-type="string">
            <text:p text:style-name="P27">C<text:span text:style-name="T1">onfidentiel</text:span></text:p>
          </table:table-cell>
          <table:covered-table-cell/>
          <table:table-cell table:style-name="Tableau1.E2" table:number-columns-spanned="3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 table:style-name="Tableau1.8">
          <table:table-cell table:style-name="Tableau1.A8" table:number-columns-spanned="7" office:value-type="string">
            <text:p text:style-name="P31"/>
            <text:p text:style-name="P31"><text:text-input text:description="">Dernière actualisation le ${operation.modifDate} par ${operation.modifUser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7" office:value-type="string">
            <text:p text:style-name="P41"><text:span text:style-name="T3">I. </text:span>Descriptif / <text:span text:style-name="T7">o</text:span>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2" office:value-type="string">
            <text:p text:style-name="P10">Descriptif</text:p>
          </table:table-cell>
          <table:covered-table-cell/>
          <table:table-cell table:style-name="Tableau1.E2" table:number-columns-spanned="5" office:value-type="string">
            <text:p text:style-name="P48"><text:text-input text:description="">${operation.descrip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0" table:number-columns-spanned="2" office:value-type="string">
            <text:p text:style-name="P6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0" table:number-columns-spanned="2" office:value-type="string">
            <text:p text:style-name="P34">Surface du projet objet de la fiche si différent (ha)</text:p>
          </table:table-cell>
          <table:covered-table-cell/>
          <table:table-cell table:style-name="Tableau1.E2" table:number-columns-spanned="5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3">
          <table:table-cell table:style-name="Tableau1.A10" table:number-columns-spanned="2" office:value-type="string">
            <text:p text:style-name="P34">Usages actuels</text:p>
          </table:table-cell>
          <table:covered-table-cell/>
          <table:table-cell table:style-name="Tableau1.E2" table:number-columns-spanned="5" office:value-type="string">
            <text:p text:style-name="P11"><text:text-input text:description="">${operation.usageActuel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0" table:number-columns-spanned="2" office:value-type="string">
            <text:p text:style-name="P6">Vocation principale</text:p>
          </table:table-cell>
          <table:covered-table-cell/>
          <table:table-cell table:style-name="Tableau1.E2" table:number-columns-spanned="5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0" table:number-columns-spanned="2" office:value-type="string">
            <text:p text:style-name="P6">Enjeux/<text:span text:style-name="T7">o</text:span>bjectifs</text:p>
          </table:table-cell>
          <table:covered-table-cell/>
          <table:table-cell table:style-name="Tableau1.E2" table:number-columns-spanned="5" office:value-type="string">
            <text:p text:style-name="P11"><text:text-input text:description="">${operation.objectif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7" office:value-type="string">
            <text:p text:style-name="P36">II. Composition / <text:span text:style-name="T7">p</text:span>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7">
          <table:table-cell table:style-name="Tableau1.A10" table:number-columns-spanned="2" office:value-type="string">
            <text:p text:style-name="P12">Composition urbaine, <text:span text:style-name="T11">m</text:span>ixité fonctionnelle</text:p>
          </table:table-cell>
          <table:covered-table-cell/>
          <table:table-cell table:style-name="Tableau1.E2" table:number-columns-spanned="5" office:value-type="string">
            <text:p text:style-name="P12"><text:text-input text:description="">${operation.opera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7" office:value-type="string">
            <text:p text:style-name="P42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9">
          <table:table-cell table:style-name="Tableau1.A10" table:number-columns-spanned="2" office:value-type="string">
            <text:p text:style-name="P13">Nombre <text:span text:style-name="T11">de </text:span>logements</text:p>
          </table:table-cell>
          <table:covered-table-cell/>
          <table:table-cell table:style-name="Tableau1.E2" table:number-columns-spanned="5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10" table:number-columns-spanned="2" office:value-type="string">
            <text:p text:style-name="P35">Produits logements/répartition (prévisionnel)</text:p>
          </table:table-cell>
          <table:covered-table-cell/>
          <table:table-cell table:style-name="Tableau1.E2" table:number-columns-spanned="5" office:value-type="string">
            <text:p text:style-name="P13"><text:text-input text:description="">${programmations.habita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1">
          <table:table-cell table:style-name="Tableau1.A10" table:number-columns-spanned="2" office:value-type="string">
            <text:p text:style-name="P13">Convention PLH</text:p>
          </table:table-cell>
          <table:covered-table-cell/>
          <table:table-cell table:style-name="Tableau1.E2" table:number-columns-spanned="5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2">
          <table:table-cell table:style-name="Tableau1.A10" table:number-columns-spanned="2" office:value-type="string">
            <text:p text:style-name="P12">Densité mini SCoT</text:p>
          </table:table-cell>
          <table:covered-table-cell/>
          <table:table-cell table:style-name="Tableau1.E2" table:number-columns-spanned="5" office:value-type="string">
            <text:p text:style-name="P12"><text:text-input text:description="">${operation.densiteSco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3">
          <table:table-cell table:style-name="Tableau1.A10" table:number-columns-spanned="2" office:value-type="string">
            <text:p text:style-name="P12">Densité mini OAP<text:span text:style-name="T7">q</text:span></text:p>
          </table:table-cell>
          <table:covered-table-cell/>
          <table:table-cell table:style-name="Tableau1.E2" table:number-columns-spanned="5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7" office:value-type="string">
            <text:p text:style-name="P43"><text:span text:style-name="T6">b) </text:span>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5">
          <table:table-cell table:style-name="Tableau1.A10" table:number-columns-spanned="2" office:value-type="string">
            <text:p text:style-name="P14">Programmation équipement</text:p>
          </table:table-cell>
          <table:covered-table-cell/>
          <table:table-cell table:style-name="Tableau1.E2" table:number-columns-spanned="5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6">
          <table:table-cell table:style-name="Tableau1.A26" table:number-columns-spanned="2" office:value-type="string">
            <text:p text:style-name="P15">Programmation autre</text:p>
          </table:table-cell>
          <table:covered-table-cell/>
          <table:table-cell table:style-name="Tableau1.E2" table:number-columns-spanned="5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27">
          <table:table-cell table:style-name="Tableau1.A9" table:number-columns-spanned="7" office:value-type="string">
            <text:p text:style-name="P37">II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8">
          <table:table-cell table:style-name="Tableau1.A10" table:number-columns-spanned="2" office:value-type="string">
            <text:p text:style-name="P15">Principaux enjeux généraux</text:p>
          </table:table-cell>
          <table:covered-table-cell/>
          <table:table-cell table:style-name="Tableau1.E2" table:number-columns-spanned="5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9">
          <table:table-cell table:style-name="Tableau1.A10" table:number-columns-spanned="2" office:value-type="string">
            <text:p text:style-name="P15">Principales <text:span text:style-name="T8">contributions </text:span>prises en compte</text:p>
          </table:table-cell>
          <table:covered-table-cell/>
          <table:table-cell table:style-name="Tableau1.E2" table:number-columns-spanned="5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0">
          <table:table-cell table:style-name="Tableau1.A30" table:number-columns-spanned="2" office:value-type="string">
            <text:p text:style-name="P15">Comment aller plus loin ?</text:p>
          </table:table-cell>
          <table:covered-table-cell/>
          <table:table-cell table:style-name="Tableau1.E2" table:number-columns-spanned="5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9" table:number-columns-spanned="7" office:value-type="string">
            <text:p text:style-name="P38">IV. Cadre / <text:span text:style-name="T11">m</text:span>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7" office:value-type="string">
            <text:p text:style-name="P44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0" table:number-columns-spanned="2" office:value-type="string">
            <text:p text:style-name="P16">Maîtrise foncière publique</text:p>
          </table:table-cell>
          <table:covered-table-cell/>
          <table:table-cell table:style-name="Tableau1.E2" table:number-columns-spanned="5" office:value-type="string">
            <text:p text:style-name="P19"><text:text-input text:description="">${fonciers.foncierPublic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4">
          <table:table-cell table:style-name="Tableau1.A10" table:number-columns-spanned="2" office:value-type="string">
            <text:p text:style-name="P16">Niveau maîtrise foncière publique (%)</text:p>
          </table:table-cell>
          <table:covered-table-cell/>
          <table:table-cell table:style-name="Tableau1.E2" table:number-columns-spanned="5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5">
          <table:table-cell table:style-name="Tableau1.A10" table:number-columns-spanned="2" office:value-type="string">
            <text:p text:style-name="P16">Type d’occupation impactant la maîtrise foncière</text:p>
          </table:table-cell>
          <table:covered-table-cell/>
          <table:table-cell table:style-name="Tableau1.E2" table:number-columns-spanned="5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6">
          <table:table-cell table:style-name="Tableau1.A10" table:number-columns-spanned="2" office:value-type="string">
            <text:p text:style-name="P16">Outils fonciers existants</text:p>
          </table:table-cell>
          <table:covered-table-cell/>
          <table:table-cell table:style-name="Tableau1.E2" table:number-columns-spanned="5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7">
          <table:table-cell table:style-name="Tableau1.A37" table:number-columns-spanned="2" office:value-type="string">
            <text:p text:style-name="P16">Commentaires</text:p>
          </table:table-cell>
          <table:covered-table-cell/>
          <table:table-cell table:style-name="Tableau1.E2" table:number-columns-spanned="5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8">
          <table:table-cell table:style-name="Tableau1.A18" table:number-columns-spanned="7" office:value-type="string">
            <text:p text:style-name="P45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9">
          <table:table-cell table:style-name="Tableau1.E2" table:number-columns-spanned="7" office:value-type="string">
            <text:p text:style-name="P29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0">
          <table:table-cell table:style-name="Tableau1.A10" table:number-columns-spanned="2" office:value-type="string">
            <text:p text:style-name="P16">Dispositions réglementaires significatives</text:p>
          </table:table-cell>
          <table:covered-table-cell/>
          <table:table-cell table:style-name="Tableau1.E2" table:number-columns-spanned="5" office:value-type="string">
            <text:p text:style-name="P16"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1">
          <table:table-cell table:style-name="Tableau1.E2" table:number-columns-spanned="7" office:value-type="string">
            <text:p text:style-name="P29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2">
          <table:table-cell table:style-name="Tableau1.A10" table:number-columns-spanned="2" office:value-type="string">
            <text:p text:style-name="P16">Commentaires</text:p>
          </table:table-cell>
          <table:covered-table-cell/>
          <table:table-cell table:style-name="Tableau1.E2" table:number-columns-spanned="5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3">
          <table:table-cell table:style-name="Tableau1.A10" table:number-columns-spanned="2" office:value-type="string">
            <text:p text:style-name="P16">Adaptation à prévoir</text:p>
          </table:table-cell>
          <table:covered-table-cell/>
          <table:table-cell table:style-name="Tableau1.E2" table:number-columns-spanned="5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4">
          <table:table-cell table:style-name="Tableau1.A18" table:number-columns-spanned="7" office:value-type="string">
            <text:p text:style-name="P46">c) Procédure opérationnel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5">
          <table:table-cell table:style-name="Tableau1.A10" table:number-columns-spanned="2" office:value-type="string">
            <text:p text:style-name="P16">Étude à prévoir et échéance</text:p>
          </table:table-cell>
          <table:covered-table-cell/>
          <table:table-cell table:style-name="Tableau1.E2" table:number-columns-spanned="5" office:value-type="string">
            <text:p text:style-name="P24"><text:text-input text:description="">${operation.etud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6">
          <table:table-cell table:style-name="Tableau1.A10" table:number-columns-spanned="2" office:value-type="string">
            <text:p text:style-name="P16">Si opération publique/privée</text:p>
          </table:table-cell>
          <table:covered-table-cell/>
          <table:table-cell table:style-name="Tableau1.E2" table:number-columns-spanned="5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7">
          <table:table-cell table:style-name="Tableau1.A10" table:number-columns-spanned="2" office:value-type="string">
            <text:p text:style-name="P20">Si opération privée</text:p>
          </table:table-cell>
          <table:covered-table-cell/>
          <table:table-cell table:style-name="Tableau1.E2" table:number-columns-spanned="5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8">
          <table:table-cell table:style-name="Tableau1.A10" table:number-columns-spanned="2" office:value-type="string">
            <text:p text:style-name="P20">Outil d’aménagement</text:p>
          </table:table-cell>
          <table:covered-table-cell/>
          <table:table-cell table:style-name="Tableau1.E2" table:number-columns-spanned="5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9">
          <table:table-cell table:style-name="Tableau1.A10" table:number-columns-spanned="2" office:value-type="string">
            <text:p text:style-name="P20">Avancement administratif de l’opération</text:p>
          </table:table-cell>
          <table:covered-table-cell/>
          <table:table-cell table:style-name="Tableau1.E2" table:number-columns-spanned="5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0">
          <table:table-cell table:style-name="Tableau1.A10" table:number-columns-spanned="2" office:value-type="string">
            <text:p text:style-name="P20">Surface réalisée (ha)</text:p>
          </table:table-cell>
          <table:covered-table-cell/>
          <table:table-cell table:style-name="Tableau1.E2" table:number-columns-spanned="5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1">
          <table:table-cell table:style-name="Tableau1.A10" table:number-columns-spanned="2" office:value-type="string">
            <text:p text:style-name="P20">Dossiers environnementaux (dont risques et nuisances)</text:p>
          </table:table-cell>
          <table:covered-table-cell/>
          <table:table-cell table:style-name="Tableau1.E2" table:number-columns-spanned="5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2">
          <table:table-cell table:style-name="Tableau1.A10" table:number-columns-spanned="2" office:value-type="string">
            <text:p text:style-name="P20">Taxes et participations</text:p>
          </table:table-cell>
          <table:covered-table-cell/>
          <table:table-cell table:style-name="Tableau1.E2" table:number-columns-spanned="5" office:value-type="string">
            <text:p text:style-name="P20"><text:text-input text:description="">${typesFinancement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3">
          <table:table-cell table:style-name="Tableau1.A10" table:number-columns-spanned="2" office:value-type="string">
            <text:p text:style-name="P8"><text:span text:style-name="T5">É</text:span><text:span text:style-name="T4">léments financiers dont équipements publics</text:span></text:p>
          </table:table-cell>
          <table:covered-table-cell/>
          <table:table-cell table:style-name="Tableau1.E2" table:number-columns-spanned="5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4">
          <table:table-cell table:style-name="Tableau1.A10" table:number-columns-spanned="2" office:value-type="string">
            <text:p text:style-name="P21">Commentaires</text:p>
          </table:table-cell>
          <table:covered-table-cell/>
          <table:table-cell table:style-name="Tableau1.E2" table:number-columns-spanned="5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5">
          <table:table-cell table:style-name="Tableau1.A9" table:number-columns-spanned="7" office:value-type="string">
            <text:p text:style-name="P39">V. Gouvernance / suivi de proj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6">
          <table:table-cell table:style-name="Tableau1.A10" table:number-columns-spanned="2" office:value-type="string">
            <text:p text:style-name="P22">Mode <text:span text:style-name="T9">de réalisation</text:span></text:p>
          </table:table-cell>
          <table:covered-table-cell/>
          <table:table-cell table:style-name="Tableau1.E2" table:number-columns-spanned="5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7">
          <table:table-cell table:style-name="Tableau1.A10" table:number-columns-spanned="2" office:value-type="string">
            <text:p text:style-name="P22">Maîtrise d’ouvrage <text:span text:style-name="T9">urbaine</text:span></text:p>
          </table:table-cell>
          <table:covered-table-cell/>
          <table:table-cell table:style-name="Tableau1.E2" table:number-columns-spanned="5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8">
          <table:table-cell table:style-name="Tableau1.A10" table:number-columns-spanned="2" office:value-type="string">
            <text:p text:style-name="P22">Commentaires maîtrise d’ouvrage</text:p>
          </table:table-cell>
          <table:covered-table-cell/>
          <table:table-cell table:style-name="Tableau1.E2" table:number-columns-spanned="5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9">
          <table:table-cell table:style-name="Tableau1.A10" table:number-columns-spanned="2" office:value-type="string">
            <text:p text:style-name="P22">Actions à mener par RM (MO, AMO et MOE...)</text:p>
          </table:table-cell>
          <table:covered-table-cell/>
          <table:table-cell table:style-name="Tableau1.E2" table:number-columns-spanned="5" office:value-type="string">
            <text:p text:style-name="P22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0">
          <table:table-cell table:style-name="Tableau1.A10" table:number-columns-spanned="2" office:value-type="string">
            <text:p text:style-name="P22">Services ou personnes internes</text:p>
          </table:table-cell>
          <table:covered-table-cell/>
          <table:table-cell table:style-name="Tableau1.E2" table:number-columns-spanned="5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1">
          <table:table-cell table:style-name="Tableau1.A10" table:number-columns-spanned="2" office:value-type="string">
            <text:p text:style-name="P22">Acteurs et partenaires externes</text:p>
          </table:table-cell>
          <table:covered-table-cell/>
          <table:table-cell table:style-name="Tableau1.E2" table:number-columns-spanned="5" office:value-type="string">
            <text:p text:style-name="P22"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2">
          <table:table-cell table:style-name="Tableau1.A9" table:number-columns-spanned="7" office:value-type="string">
            <text:p text:style-name="P39">V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3">
          <table:table-cell table:style-name="Tableau1.A63" table:number-columns-spanned="2" office:value-type="string">
            <text:p text:style-name="P22"><text:text-input text:description="">${autresCommentaires.libelle}</text:text-input></text:p>
          </table:table-cell>
          <table:covered-table-cell/>
          <table:table-cell table:style-name="Tableau1.E2" table:number-columns-spanned="5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4">
          <table:table-cell table:style-name="Tableau1.A9" table:number-columns-spanned="7" office:value-type="string">
            <text:p text:style-name="P40">VI<text:span text:style-name="T12">I</text:span>. <text:span text:style-name="T12">Échéanci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5">
          <table:table-cell table:style-name="Tableau1.A65" office:value-type="string">
            <text:p text:style-name="P22"><text:text-input text:description="">${echeanciers.typeEvenement}</text:text-input></text:p>
          </table:table-cell>
          <table:table-cell table:style-name="Tableau1.A65" table:number-columns-spanned="2" office:value-type="string">
            <text:p text:style-name="P22"><text:text-input text:description="">${echeanciers.description}</text:text-input></text:p>
          </table:table-cell>
          <table:covered-table-cell/>
          <table:table-cell table:style-name="Tableau1.A65" table:number-columns-spanned="2" office:value-type="string">
            <text:p text:style-name="P22"><text:text-input text:description="">${echeanciers.eventDate}</text:text-input></text:p>
          </table:table-cell>
          <table:covered-table-cell/>
          <table:table-cell table:style-name="Tableau1.E2" table:number-columns-spanned="2" office:value-type="string">
            <text:p text:style-name="P22"><text:text-input text:description="">${echeanciers.modifUser}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2-19T16:18:40.850000000</dc:date>
    <meta:editing-duration>PT5H54M44S</meta:editing-duration>
    <meta:editing-cycles>81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21" meta:word-count="443" meta:character-count="4339" meta:non-whitespace-character-count="4128"/>
  </office:meta>
</office:document-meta>
</file>